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28cm" fo:min-width="0.57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cm" fo:min-width="0.55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84cm"/>
    </style:style>
    <style:style style:name="gr5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1.399cm"/>
    </style:style>
    <style:style style:name="gr7" style:family="graphic" style:parent-style-name="standard">
      <style:graphic-properties draw:stroke="none" svg:stroke-color="#000000" draw:fill="none" draw:fill-color="#ffffff" fo:min-height="1.0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Roboto Condensed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Roboto Condensed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Roboto Condensed" fo:font-weight="bold" style:font-weight-asian="bold" style:font-weight-complex="bold"/>
    </style:style>
    <style:style style:name="T2" style:family="text">
      <style:text-properties fo:color="#ff4000" style:font-name="Roboto Condensed" fo:font-weight="bold" style:font-weight-asian="bold" style:font-weight-complex="bold"/>
    </style:style>
    <style:style style:name="T3" style:family="text">
      <style:text-properties fo:color="#ff4000" style:text-position="33% 58%" style:font-name="Roboto Condensed" fo:font-weight="bold" style:font-weight-asian="bold" style:font-weight-complex="bold"/>
    </style:style>
    <style:style style:name="T4" style:family="text">
      <style:text-properties fo:color="#2a6099" style:font-name="Roboto Condensed" fo:font-weight="bold" style:font-weight-asian="bold" style:font-weight-complex="bold"/>
    </style:style>
    <style:style style:name="T5" style:family="text">
      <style:text-properties fo:color="#2a6099" style:text-position="33% 58%" style:font-name="Roboto Condensed" fo:font-weight="bold" style:font-weight-asian="bold" style:font-weight-complex="bold"/>
    </style:style>
    <style:style style:name="T6" style:family="text">
      <style:text-properties fo:color="#00a933" style:text-position="0% 100%" style:font-name="Roboto Condensed" fo:font-weight="bold" style:font-weight-asian="bold" style:font-weight-complex="bold"/>
    </style:style>
    <style:style style:name="T7" style:family="text">
      <style:text-properties fo:font-variant="normal" fo:text-transform="none" fo:color="#2a6099" style:text-outline="false" style:text-line-through-style="none" style:text-line-through-type="none" style:font-name="Roboto Condensed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a933" style:font-name="Roboto Condensed" fo:font-weight="bold" style:font-weight-asian="bold" style:font-weight-complex="bold"/>
    </style:style>
    <style:style style:name="T10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style:text-outline="false" style:text-line-through-style="none" style:text-line-through-type="none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0.437cm" svg:y="3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3.104cm" svg:y="4.991cm">
          <text:p text:style-name="P2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5.263cm" svg:y="7.15cm">
          <text:p text:style-name="P2"><text:span text:style-name="T2">a</text:span><text:span text:style-name="T3">3</text:span><text:span text:style-name="T4">b</text:span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524cm" svg:height="1.524cm" svg:x="7.422cm" svg:y="5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24cm" svg:height="1.524cm" svg:x="4.882cm" svg:y="9.563cm">
          <text:p text:style-name="P2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8.184cm" svg:y="8.801cm">
          <text:p text:style-name="P2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62cm" svg:height="1.09cm" svg:x="-0.173cm" svg:y="3.815cm">
          <draw:text-box>
            <text:p><text:span text:style-name="T1">0</text:span></text:p>
          </draw:text-box>
        </draw:frame>
        <draw:frame draw:style-name="gr4" draw:text-style-name="P3" draw:layer="layout" svg:width="0.762cm" svg:height="1.09cm" svg:x="-0.227cm" svg:y="7.137cm">
          <draw:text-box>
            <text:p><text:span text:style-name="T1">1</text:span></text:p>
          </draw:text-box>
        </draw:frame>
        <draw:frame draw:style-name="gr4" draw:text-style-name="P3" draw:layer="layout" svg:width="0.762cm" svg:height="1.09cm" svg:x="3.502cm" svg:y="4.089cm">
          <draw:text-box>
            <text:p><text:span text:style-name="T1">2</text:span></text:p>
          </draw:text-box>
        </draw:frame>
        <draw:frame draw:style-name="gr4" draw:text-style-name="P3" draw:layer="layout" svg:width="0.762cm" svg:height="1.09cm" svg:x="4.653cm" svg:y="7.544cm">
          <draw:text-box>
            <text:p><text:span text:style-name="T1">3</text:span></text:p>
          </draw:text-box>
        </draw:frame>
        <draw:frame draw:style-name="gr4" draw:text-style-name="P3" draw:layer="layout" svg:width="0.762cm" svg:height="1.09cm" svg:x="4.345cm" svg:y="10.238cm">
          <draw:text-box>
            <text:p><text:span text:style-name="T1">4</text:span></text:p>
          </draw:text-box>
        </draw:frame>
        <draw:frame draw:style-name="gr4" draw:text-style-name="P3" draw:layer="layout" svg:width="0.762cm" svg:height="1.09cm" svg:x="8.79cm" svg:y="5.512cm">
          <draw:text-box>
            <text:p><text:span text:style-name="T1">5</text:span></text:p>
          </draw:text-box>
        </draw:frame>
        <draw:custom-shape draw:style-name="gr3" draw:text-style-name="P1" xml:id="id3" draw:id="id3" draw:layer="layout" svg:width="1.524cm" svg:height="1.524cm" svg:x="0.418cm" svg:y="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.961cm" svg:y1="4.356cm" svg:x2="3.327cm" svg:y2="5.214cm" draw:start-shape="id1" draw:start-glue-point="10" draw:end-shape="id2" draw:end-glue-point="5" svg:d="M1961 4356l1366 858" svg:viewBox="0 0 1367 859">
          <text:p/>
        </draw:connector>
        <draw:connector draw:style-name="gr5" draw:text-style-name="P4" draw:layer="layout" draw:type="line" svg:x1="1.738cm" svg:y1="4.895cm" svg:x2="1.719cm" svg:y2="7.119cm" draw:start-shape="id1" draw:start-glue-point="9" draw:end-shape="id3" draw:end-glue-point="11" svg:d="M1738 4895l-19 2224" svg:viewBox="0 0 20 2225">
          <text:p/>
        </draw:connector>
        <draw:connector draw:style-name="gr5" draw:text-style-name="P4" draw:layer="layout" draw:type="line" svg:x1="1.18cm" svg:y1="6.896cm" svg:x2="1.199cm" svg:y2="5.118cm" draw:start-shape="id3" draw:start-glue-point="4" draw:end-shape="id1" draw:end-glue-point="8" svg:d="M1180 6896l19-1778" svg:viewBox="0 0 20 1779">
          <text:p/>
        </draw:connector>
        <draw:connector draw:style-name="gr5" draw:text-style-name="P4" draw:layer="layout" draw:type="line" svg:x1="1.719cm" svg:y1="8.197cm" svg:x2="4.882cm" svg:y2="10.325cm" draw:start-shape="id3" draw:start-glue-point="9" draw:end-shape="id4" draw:end-glue-point="6" svg:d="M1719 8197l3163 2128" svg:viewBox="0 0 3164 2129">
          <text:p/>
        </draw:connector>
        <draw:connector draw:style-name="gr5" draw:text-style-name="P4" draw:layer="layout" draw:type="line" svg:x1="6.406cm" svg:y1="10.325cm" svg:x2="8.407cm" svg:y2="10.102cm" draw:start-shape="id4" draw:start-glue-point="10" draw:end-shape="id5" draw:end-glue-point="7" svg:d="M6406 10325l2001-223" svg:viewBox="0 0 2002 224">
          <text:p/>
        </draw:connector>
        <draw:connector draw:style-name="gr5" draw:text-style-name="P4" draw:layer="layout" draw:type="line" svg:x1="5.486cm" svg:y1="7.373cm" svg:x2="4.405cm" svg:y2="6.292cm" draw:start-shape="id6" draw:start-glue-point="5" draw:end-shape="id2" draw:end-glue-point="9" svg:d="M5486 7373l-1081-1081" svg:viewBox="0 0 1082 1082">
          <text:p/>
        </draw:connector>
        <draw:connector draw:style-name="gr5" draw:text-style-name="P4" draw:layer="layout" draw:type="line" svg:x1="1.942cm" svg:y1="7.658cm" svg:x2="3.327cm" svg:y2="6.292cm" draw:start-shape="id3" draw:start-glue-point="10" draw:end-shape="id2" draw:end-glue-point="7" svg:d="M1942 7658l1385-1366" svg:viewBox="0 0 1386 1367">
          <text:p/>
        </draw:connector>
        <draw:connector draw:style-name="gr5" draw:text-style-name="P4" draw:layer="layout" draw:type="line" svg:x1="4.628cm" svg:y1="5.753cm" svg:x2="7.422cm" svg:y2="6.007cm" draw:start-shape="id2" draw:start-glue-point="10" draw:end-shape="id7" draw:end-glue-point="6" svg:d="M4628 5753l2794 254" svg:viewBox="0 0 2795 255">
          <text:p/>
        </draw:connector>
        <draw:connector draw:style-name="gr5" draw:text-style-name="P4" draw:layer="layout" draw:type="line" svg:x1="7.645cm" svg:y1="6.546cm" svg:x2="6.564cm" svg:y2="7.373cm" draw:start-shape="id7" draw:start-glue-point="7" draw:end-shape="id6" draw:end-glue-point="11" svg:d="M7645 6546l-1081 827" svg:viewBox="0 0 1082 828">
          <text:p/>
        </draw:connector>
        <draw:connector draw:style-name="gr5" draw:text-style-name="P4" draw:layer="layout" draw:type="line" svg:x1="6.025cm" svg:y1="8.674cm" svg:x2="5.644cm" svg:y2="9.563cm" draw:start-shape="id6" draw:start-glue-point="8" draw:end-shape="id4" draw:end-glue-point="4" svg:d="M6025 8674l-381 889" svg:viewBox="0 0 382 890">
          <text:p/>
        </draw:connector>
        <draw:connector draw:style-name="gr5" draw:text-style-name="P4" draw:layer="layout" draw:type="line" svg:x1="6.564cm" svg:y1="8.451cm" svg:x2="8.184cm" svg:y2="9.563cm" draw:start-shape="id6" draw:start-glue-point="9" draw:end-shape="id5" draw:end-glue-point="6" svg:d="M6564 8451l1620 1112" svg:viewBox="0 0 1621 1113">
          <text:p/>
        </draw:connector>
        <draw:connector draw:style-name="gr5" draw:text-style-name="P4" draw:layer="layout" draw:type="line" svg:x1="8.946cm" svg:y1="8.801cm" svg:x2="8.723cm" svg:y2="6.546cm" draw:start-shape="id5" draw:start-glue-point="4" draw:end-shape="id7" draw:end-glue-point="9" svg:d="M8946 8801l-223-2255" svg:viewBox="0 0 224 2256">
          <text:p/>
        </draw:connector>
        <draw:frame draw:style-name="gr4" draw:text-style-name="P3" draw:layer="layout" svg:width="0.762cm" svg:height="1.09cm" svg:x="9.19cm" svg:y="9.912cm">
          <draw:text-box>
            <text:p><text:span text:style-name="T1">6</text:span></text:p>
          </draw:text-box>
        </draw:frame>
        <draw:custom-shape draw:style-name="gr3" draw:text-style-name="P1" xml:id="id8" draw:id="id8" draw:layer="layout" svg:width="1.524cm" svg:height="1.524cm" svg:x="13.438cm" svg:y="0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524cm" svg:height="1.524cm" svg:x="16.105cm" svg:y="1.584cm">
          <text:p text:style-name="P2"><text:span text:style-name="T2">a</text:span><text:span text:style-name="T4">b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524cm" svg:height="1.524cm" svg:x="18.264cm" svg:y="3.743cm">
          <text:p text:style-name="P2"><text:span text:style-name="T7">b</text:span><text:span text:style-name="T8">2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1.524cm" svg:height="1.524cm" svg:x="20.423cm" svg:y="1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524cm" svg:height="1.524cm" svg:x="17.883cm" svg:y="6.156cm">
          <text:p text:style-name="P2"><text:span text:style-name="T2">a</text:span><text:span text:style-name="T4">b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524cm" svg:height="1.524cm" svg:x="21.185cm" svg:y="5.394cm">
          <text:p text:style-name="P2"><text:span text:style-name="T2">a</text:span><text:span text:style-name="T4">b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62cm" svg:height="1.09cm" svg:x="12.828cm" svg:y="0.408cm">
          <draw:text-box>
            <text:p><text:span text:style-name="T1">0</text:span></text:p>
          </draw:text-box>
        </draw:frame>
        <draw:frame draw:style-name="gr4" draw:text-style-name="P3" draw:layer="layout" svg:width="0.762cm" svg:height="1.09cm" svg:x="12.774cm" svg:y="3.73cm">
          <draw:text-box>
            <text:p><text:span text:style-name="T1">1</text:span></text:p>
          </draw:text-box>
        </draw:frame>
        <draw:frame draw:style-name="gr4" draw:text-style-name="P3" draw:layer="layout" svg:width="0.762cm" svg:height="1.09cm" svg:x="16.503cm" svg:y="0.682cm">
          <draw:text-box>
            <text:p><text:span text:style-name="T1">2</text:span></text:p>
          </draw:text-box>
        </draw:frame>
        <draw:frame draw:style-name="gr4" draw:text-style-name="P3" draw:layer="layout" svg:width="0.762cm" svg:height="1.09cm" svg:x="17.654cm" svg:y="4.137cm">
          <draw:text-box>
            <text:p><text:span text:style-name="T1">3</text:span></text:p>
          </draw:text-box>
        </draw:frame>
        <draw:frame draw:style-name="gr4" draw:text-style-name="P3" draw:layer="layout" svg:width="0.762cm" svg:height="1.09cm" svg:x="17.346cm" svg:y="6.831cm">
          <draw:text-box>
            <text:p><text:span text:style-name="T1">4</text:span></text:p>
          </draw:text-box>
        </draw:frame>
        <draw:frame draw:style-name="gr4" draw:text-style-name="P3" draw:layer="layout" svg:width="0.762cm" svg:height="1.09cm" svg:x="21.791cm" svg:y="2.105cm">
          <draw:text-box>
            <text:p><text:span text:style-name="T1">5</text:span></text:p>
          </draw:text-box>
        </draw:frame>
        <draw:custom-shape draw:style-name="gr3" draw:text-style-name="P1" xml:id="id10" draw:id="id10" draw:layer="layout" svg:width="1.524cm" svg:height="1.524cm" svg:x="13.419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962cm" svg:y1="0.949cm" svg:x2="16.328cm" svg:y2="1.807cm" draw:start-shape="id8" draw:start-glue-point="10" draw:end-shape="id9" draw:end-glue-point="5" svg:d="M14962 949l1366 858" svg:viewBox="0 0 1367 859">
          <text:p/>
        </draw:connector>
        <draw:connector draw:style-name="gr5" draw:text-style-name="P4" draw:layer="layout" draw:type="line" svg:x1="14.739cm" svg:y1="1.488cm" svg:x2="14.72cm" svg:y2="3.712cm" draw:start-shape="id8" draw:start-glue-point="9" draw:end-shape="id10" draw:end-glue-point="11" svg:d="M14739 1488l-19 2224" svg:viewBox="0 0 20 2225">
          <text:p/>
        </draw:connector>
        <draw:connector draw:style-name="gr5" draw:text-style-name="P4" draw:layer="layout" draw:type="line" svg:x1="14.181cm" svg:y1="3.489cm" svg:x2="14.2cm" svg:y2="1.711cm" draw:start-shape="id10" draw:start-glue-point="4" draw:end-shape="id8" draw:end-glue-point="8" svg:d="M14181 3489l19-1778" svg:viewBox="0 0 20 1779">
          <text:p/>
        </draw:connector>
        <draw:connector draw:style-name="gr5" draw:text-style-name="P4" draw:layer="layout" draw:type="line" svg:x1="14.72cm" svg:y1="4.79cm" svg:x2="17.883cm" svg:y2="6.918cm" draw:start-shape="id10" draw:start-glue-point="9" draw:end-shape="id11" draw:end-glue-point="6" svg:d="M14720 4790l3163 2128" svg:viewBox="0 0 3164 2129">
          <text:p/>
        </draw:connector>
        <draw:connector draw:style-name="gr5" draw:text-style-name="P4" draw:layer="layout" draw:type="line" svg:x1="19.407cm" svg:y1="6.918cm" svg:x2="21.408cm" svg:y2="6.695cm" draw:start-shape="id11" draw:start-glue-point="10" draw:end-shape="id12" draw:end-glue-point="7" svg:d="M19407 6918l2001-223" svg:viewBox="0 0 2002 224">
          <text:p/>
        </draw:connector>
        <draw:connector draw:style-name="gr5" draw:text-style-name="P4" draw:layer="layout" draw:type="line" svg:x1="18.487cm" svg:y1="3.966cm" svg:x2="17.406cm" svg:y2="2.885cm" draw:start-shape="id13" draw:start-glue-point="5" draw:end-shape="id9" draw:end-glue-point="9" svg:d="M18487 3966l-1081-1081" svg:viewBox="0 0 1082 1082">
          <text:p/>
        </draw:connector>
        <draw:connector draw:style-name="gr5" draw:text-style-name="P4" draw:layer="layout" draw:type="line" svg:x1="14.943cm" svg:y1="4.251cm" svg:x2="16.328cm" svg:y2="2.885cm" draw:start-shape="id10" draw:start-glue-point="10" draw:end-shape="id9" draw:end-glue-point="7" svg:d="M14943 4251l1385-1366" svg:viewBox="0 0 1386 1367">
          <text:p/>
        </draw:connector>
        <draw:connector draw:style-name="gr5" draw:text-style-name="P4" draw:layer="layout" draw:type="line" svg:x1="17.629cm" svg:y1="2.346cm" svg:x2="20.423cm" svg:y2="2.6cm" draw:start-shape="id9" draw:start-glue-point="10" draw:end-shape="id14" draw:end-glue-point="6" svg:d="M17629 2346l2794 254" svg:viewBox="0 0 2795 255">
          <text:p/>
        </draw:connector>
        <draw:connector draw:style-name="gr5" draw:text-style-name="P4" draw:layer="layout" draw:type="line" svg:x1="20.646cm" svg:y1="3.139cm" svg:x2="19.565cm" svg:y2="3.966cm" draw:start-shape="id14" draw:start-glue-point="7" draw:end-shape="id13" draw:end-glue-point="11" svg:d="M20646 3139l-1081 827" svg:viewBox="0 0 1082 828">
          <text:p/>
        </draw:connector>
        <draw:connector draw:style-name="gr5" draw:text-style-name="P4" draw:layer="layout" draw:type="line" svg:x1="19.026cm" svg:y1="5.267cm" svg:x2="18.645cm" svg:y2="6.156cm" draw:start-shape="id13" draw:start-glue-point="8" draw:end-shape="id11" draw:end-glue-point="4" svg:d="M19026 5267l-381 889" svg:viewBox="0 0 382 890">
          <text:p/>
        </draw:connector>
        <draw:connector draw:style-name="gr5" draw:text-style-name="P4" draw:layer="layout" draw:type="line" svg:x1="19.565cm" svg:y1="5.044cm" svg:x2="21.185cm" svg:y2="6.156cm" draw:start-shape="id13" draw:start-glue-point="9" draw:end-shape="id12" draw:end-glue-point="6" svg:d="M19565 5044l1620 1112" svg:viewBox="0 0 1621 1113">
          <text:p/>
        </draw:connector>
        <draw:connector draw:style-name="gr5" draw:text-style-name="P4" draw:layer="layout" draw:type="line" svg:x1="21.947cm" svg:y1="5.394cm" svg:x2="21.724cm" svg:y2="3.139cm" draw:start-shape="id12" draw:start-glue-point="4" draw:end-shape="id14" draw:end-glue-point="9" svg:d="M21947 5394l-223-2255" svg:viewBox="0 0 224 2256">
          <text:p/>
        </draw:connector>
        <draw:frame draw:style-name="gr4" draw:text-style-name="P3" draw:layer="layout" svg:width="0.762cm" svg:height="1.09cm" svg:x="22.191cm" svg:y="6.505cm">
          <draw:text-box>
            <text:p><text:span text:style-name="T1">6</text:span></text:p>
          </draw:text-box>
        </draw:frame>
        <draw:custom-shape draw:style-name="gr3" draw:text-style-name="P1" xml:id="id15" draw:id="id15" draw:layer="layout" svg:width="1.524cm" svg:height="1.524cm" svg:x="13.439cm" svg:y="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524cm" svg:height="1.524cm" svg:x="16.106cm" svg:y="9.077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524cm" svg:height="1.524cm" svg:x="18.265cm" svg:y="11.236cm">
          <text:p text:style-name="P2"><text:span text:style-name="T4">b</text:span><text:span text:style-name="T5">2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1.524cm" svg:height="1.524cm" svg:x="20.424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1.524cm" svg:height="1.524cm" svg:x="17.884cm" svg:y="13.649cm">
          <text:p text:style-name="P2"><text:span text:style-name="T2">a</text:span><text:span text:style-name="T4">b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9" draw:id="id19" draw:layer="layout" svg:width="1.524cm" svg:height="1.524cm" svg:x="21.186cm" svg:y="12.887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62cm" svg:height="1.09cm" svg:x="12.829cm" svg:y="7.901cm">
          <draw:text-box>
            <text:p><text:span text:style-name="T1">0</text:span></text:p>
          </draw:text-box>
        </draw:frame>
        <draw:frame draw:style-name="gr4" draw:text-style-name="P3" draw:layer="layout" svg:width="0.762cm" svg:height="1.09cm" svg:x="12.775cm" svg:y="11.223cm">
          <draw:text-box>
            <text:p><text:span text:style-name="T1">1</text:span></text:p>
          </draw:text-box>
        </draw:frame>
        <draw:frame draw:style-name="gr4" draw:text-style-name="P3" draw:layer="layout" svg:width="0.762cm" svg:height="1.09cm" svg:x="16.504cm" svg:y="8.175cm">
          <draw:text-box>
            <text:p><text:span text:style-name="T1">2</text:span></text:p>
          </draw:text-box>
        </draw:frame>
        <draw:frame draw:style-name="gr4" draw:text-style-name="P3" draw:layer="layout" svg:width="0.762cm" svg:height="1.09cm" svg:x="17.655cm" svg:y="11.63cm">
          <draw:text-box>
            <text:p><text:span text:style-name="T1">3</text:span></text:p>
          </draw:text-box>
        </draw:frame>
        <draw:frame draw:style-name="gr4" draw:text-style-name="P3" draw:layer="layout" svg:width="0.762cm" svg:height="1.09cm" svg:x="17.347cm" svg:y="14.324cm">
          <draw:text-box>
            <text:p><text:span text:style-name="T1">4</text:span></text:p>
          </draw:text-box>
        </draw:frame>
        <draw:frame draw:style-name="gr4" draw:text-style-name="P3" draw:layer="layout" svg:width="0.762cm" svg:height="1.09cm" svg:x="21.792cm" svg:y="9.598cm">
          <draw:text-box>
            <text:p><text:span text:style-name="T1">5</text:span></text:p>
          </draw:text-box>
        </draw:frame>
        <draw:custom-shape draw:style-name="gr3" draw:text-style-name="P1" xml:id="id17" draw:id="id17" draw:layer="layout" svg:width="1.524cm" svg:height="1.524cm" svg:x="13.42cm" svg:y="10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963cm" svg:y1="8.442cm" svg:x2="16.329cm" svg:y2="9.3cm" draw:start-shape="id15" draw:start-glue-point="10" draw:end-shape="id16" draw:end-glue-point="5" svg:d="M14963 8442l1366 858" svg:viewBox="0 0 1367 859">
          <text:p/>
        </draw:connector>
        <draw:connector draw:style-name="gr5" draw:text-style-name="P4" draw:layer="layout" draw:type="line" svg:x1="14.74cm" svg:y1="8.981cm" svg:x2="14.721cm" svg:y2="11.205cm" draw:start-shape="id15" draw:start-glue-point="9" draw:end-shape="id17" draw:end-glue-point="11" svg:d="M14740 8981l-19 2224" svg:viewBox="0 0 20 2225">
          <text:p/>
        </draw:connector>
        <draw:connector draw:style-name="gr5" draw:text-style-name="P4" draw:layer="layout" draw:type="line" svg:x1="14.182cm" svg:y1="10.982cm" svg:x2="14.201cm" svg:y2="9.204cm" draw:start-shape="id17" draw:start-glue-point="4" draw:end-shape="id15" draw:end-glue-point="8" svg:d="M14182 10982l19-1778" svg:viewBox="0 0 20 1779">
          <text:p/>
        </draw:connector>
        <draw:connector draw:style-name="gr5" draw:text-style-name="P4" draw:layer="layout" draw:type="line" svg:x1="14.721cm" svg:y1="12.283cm" svg:x2="17.884cm" svg:y2="14.411cm" draw:start-shape="id17" draw:start-glue-point="9" draw:end-shape="id18" draw:end-glue-point="6" svg:d="M14721 12283l3163 2128" svg:viewBox="0 0 3164 2129">
          <text:p/>
        </draw:connector>
        <draw:connector draw:style-name="gr5" draw:text-style-name="P4" draw:layer="layout" draw:type="line" svg:x1="19.408cm" svg:y1="14.411cm" svg:x2="21.409cm" svg:y2="14.188cm" draw:start-shape="id18" draw:start-glue-point="10" draw:end-shape="id19" draw:end-glue-point="7" svg:d="M19408 14411l2001-223" svg:viewBox="0 0 2002 224">
          <text:p/>
        </draw:connector>
        <draw:connector draw:style-name="gr5" draw:text-style-name="P4" draw:layer="layout" draw:type="line" svg:x1="18.488cm" svg:y1="11.459cm" svg:x2="17.407cm" svg:y2="10.378cm" draw:start-shape="id20" draw:start-glue-point="5" draw:end-shape="id16" draw:end-glue-point="9" svg:d="M18488 11459l-1081-1081" svg:viewBox="0 0 1082 1082">
          <text:p/>
        </draw:connector>
        <draw:connector draw:style-name="gr5" draw:text-style-name="P4" draw:layer="layout" draw:type="line" svg:x1="14.944cm" svg:y1="11.744cm" svg:x2="16.329cm" svg:y2="10.378cm" draw:start-shape="id17" draw:start-glue-point="10" draw:end-shape="id16" draw:end-glue-point="7" svg:d="M14944 11744l1385-1366" svg:viewBox="0 0 1386 1367">
          <text:p/>
        </draw:connector>
        <draw:connector draw:style-name="gr5" draw:text-style-name="P4" draw:layer="layout" draw:type="line" svg:x1="17.63cm" svg:y1="9.839cm" svg:x2="20.424cm" svg:y2="10.093cm" draw:start-shape="id16" draw:start-glue-point="10" draw:end-shape="id21" draw:end-glue-point="6" svg:d="M17630 9839l2794 254" svg:viewBox="0 0 2795 255">
          <text:p/>
        </draw:connector>
        <draw:connector draw:style-name="gr5" draw:text-style-name="P4" draw:layer="layout" draw:type="line" svg:x1="20.647cm" svg:y1="10.632cm" svg:x2="19.566cm" svg:y2="11.459cm" draw:start-shape="id21" draw:start-glue-point="7" draw:end-shape="id20" draw:end-glue-point="11" svg:d="M20647 10632l-1081 827" svg:viewBox="0 0 1082 828">
          <text:p/>
        </draw:connector>
        <draw:connector draw:style-name="gr5" draw:text-style-name="P4" draw:layer="layout" draw:type="line" svg:x1="19.027cm" svg:y1="12.76cm" svg:x2="18.646cm" svg:y2="13.649cm" draw:start-shape="id20" draw:start-glue-point="8" draw:end-shape="id18" draw:end-glue-point="4" svg:d="M19027 12760l-381 889" svg:viewBox="0 0 382 890">
          <text:p/>
        </draw:connector>
        <draw:connector draw:style-name="gr5" draw:text-style-name="P4" draw:layer="layout" draw:type="line" svg:x1="19.566cm" svg:y1="12.537cm" svg:x2="21.186cm" svg:y2="13.649cm" draw:start-shape="id20" draw:start-glue-point="9" draw:end-shape="id19" draw:end-glue-point="6" svg:d="M19566 12537l1620 1112" svg:viewBox="0 0 1621 1113">
          <text:p/>
        </draw:connector>
        <draw:connector draw:style-name="gr5" draw:text-style-name="P4" draw:layer="layout" draw:type="line" svg:x1="21.948cm" svg:y1="12.887cm" svg:x2="21.725cm" svg:y2="10.632cm" draw:start-shape="id19" draw:start-glue-point="4" draw:end-shape="id21" draw:end-glue-point="9" svg:d="M21948 12887l-223-2255" svg:viewBox="0 0 224 2256">
          <text:p/>
        </draw:connector>
        <draw:frame draw:style-name="gr4" draw:text-style-name="P3" draw:layer="layout" svg:width="0.762cm" svg:height="1.09cm" svg:x="22.192cm" svg:y="13.998cm">
          <draw:text-box>
            <text:p><text:span text:style-name="T1">6</text:span></text:p>
          </draw:text-box>
        </draw:frame>
        <draw:frame draw:style-name="gr4" draw:text-style-name="P3" draw:layer="layout" svg:width="2.794cm" svg:height="1.09cm" svg:x="4.002cm" svg:y="2.424cm">
          <draw:text-box>
            <text:p><text:span text:style-name="T1">V={</text:span><text:span text:style-name="T2">a</text:span><text:span text:style-name="T1">,</text:span><text:span text:style-name="T4">b</text:span><text:span text:style-name="T1">,</text:span><text:span text:style-name="T9">c</text:span><text:span text:style-name="T1">}</text:span></text:p>
          </draw:text-box>
        </draw:frame>
        <draw:frame draw:style-name="gr6" draw:text-style-name="P5" draw:layer="layout" svg:width="3.783cm" svg:height="1.649cm" svg:x="12.854cm" svg:y="5.641cm">
          <draw:text-box>
            <text:p text:style-name="P2"><text:span text:style-name="T1">S</text:span><text:span text:style-name="T1">e</text:span><text:span text:style-name="T1">m</text:span><text:span text:style-name="T1">a</text:span><text:span text:style-name="T1">nt</text:span><text:span text:style-name="T1">ic</text:span><text:span text:style-name="T1">s </text:span><text:span text:style-name="T1">A</text:span></text:p>
            <text:p text:style-name="P2"><text:span text:style-name="T10">(se</text:span><text:span text:style-name="T10">nd</text:span><text:span text:style-name="T10">-</text:span><text:span text:style-name="T10">to-</text:span><text:span text:style-name="T10">all</text:span><text:span text:style-name="T10">)</text:span></text:p>
          </draw:text-box>
        </draw:frame>
        <draw:frame draw:style-name="gr6" draw:text-style-name="P3" draw:layer="layout" svg:width="3.864cm" svg:height="1.649cm" svg:x="12.981cm" svg:y="13.21cm">
          <draw:text-box>
            <text:p><text:span text:style-name="T1">Semantics B</text:span></text:p>
            <text:p><text:span text:style-name="T10">(non-deterministic)</text:span></text:p>
          </draw:text-box>
        </draw:frame>
        <draw:frame draw:style-name="gr7" draw:text-style-name="P6" draw:layer="layout" svg:width="6.477cm" svg:height="1.334cm" svg:x="2.64cm" svg:y="12.038cm">
          <draw:text-box>
            <text:p><text:span text:style-name="T11">[</text:span><text:span text:style-name="T12">a</text:span><text:span text:style-name="T13">3</text:span><text:span text:style-name="T14">b</text:span><text:span text:style-name="T15">3</text:span><text:span text:style-name="T11">]</text:span><text:span text:style-name="T16">3</text:span><text:span text:style-name="T11"> → [</text:span><text:span text:style-name="T17">c</text:span><text:span text:style-name="T18">]</text:span><text:span text:style-name="T16">here</text:span><text:span text:style-name="T18">[</text:span><text:span text:style-name="T19">a</text:span><text:span text:style-name="T20">b</text:span><text:span text:style-name="T17">c</text:span><text:span text:style-name="T18">]</text:span><text:span text:style-name="T16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30T14:39:04.291522607</dc:date>
    <meta:editing-duration>PT3H23M2S</meta:editing-duration>
    <meta:editing-cycles>25</meta:editing-cycles>
    <meta:generator>LibreOffice/6.3.3.2.0$Linux_X86_64 LibreOffice_project/30$Build-2</meta:generator>
    <meta:document-statistic meta:object-count="82"/>
  </office:meta>
</office:document-meta>
</file>